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2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2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3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6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9"/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72" calcext:value-type="float">
            <text:p>672</text:p>
          </table:table-cell>
          <table:table-cell table:style-name="ACE-7" office:value-type="float" office:value="671" calcext:value-type="float">
            <text:p>671</text:p>
          </table:table-cell>
          <table:table-cell table:style-name="ACE-7" office:value-type="float" office:value="670" calcext:value-type="float">
            <text:p>670</text:p>
          </table:table-cell>
          <table:table-cell table:style-name="ACE-7" office:value-type="float" office:value="669" calcext:value-type="float">
            <text:p>669</text:p>
          </table:table-cell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3-29" calcext:value-type="date">
            <text:p>3/29</text:p>
          </table:table-cell>
          <table:table-cell table:style-name="ce26" office:value-type="date" office:date-value="2019-03-22" calcext:value-type="date">
            <text:p>3/22</text:p>
          </table:table-cell>
          <table:table-cell table:style-name="ce26" office:value-type="date" office:date-value="2019-03-15" calcext:value-type="date">
            <text:p>3/15</text:p>
          </table:table-cell>
          <table:table-cell table:style-name="ce26" office:value-type="date" office:date-value="2019-03-08" calcext:value-type="date">
            <text:p>3/8</text:p>
          </table:table-cell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3" calcext:value-type="float">
            <text:p>3</text:p>
          </table:table-cell>
          <table:table-cell table:style-name="ACE-7" table:formula="of:=[.F24]" office:value-type="float" office:value="3" calcext:value-type="float">
            <text:p>3</text:p>
          </table:table-cell>
          <table:table-cell table:style-name="ACE-7" table:formula="of:=[.G24]" office:value-type="float" office:value="3" calcext:value-type="float">
            <text:p>3</text:p>
          </table:table-cell>
          <table:table-cell table:style-name="ACE-7" table:formula="of:=[.H24]" office:value-type="float" office:value="5" calcext:value-type="float">
            <text:p>5</text:p>
          </table:table-cell>
          <table:table-cell table:style-name="ACE-7" table:formula="of:=[.I24]" office:value-type="float" office:value="4" calcext:value-type="float">
            <text:p>4</text:p>
          </table:table-cell>
          <table:table-cell table:style-name="ACE-7" table:formula="of:=[.J24]" office:value-type="float" office:value="4" calcext:value-type="float">
            <text:p>4</text:p>
          </table:table-cell>
          <table:table-cell table:style-name="ACE-7" table:formula="of:=[.K24]" office:value-type="float" office:value="4" calcext:value-type="float">
            <text:p>4</text:p>
          </table:table-cell>
          <table:table-cell table:style-name="ACE-7" table:formula="of:=[.L24]" office:value-type="float" office:value="4" calcext:value-type="float">
            <text:p>4</text:p>
          </table:table-cell>
          <table:table-cell table:style-name="ACE-7" table:formula="of:=[.M24]" office:value-type="float" office:value="5" calcext:value-type="float">
            <text:p>5</text:p>
          </table:table-cell>
          <table:table-cell table:style-name="ACE-7" table:formula="of:=[.N24]" office:value-type="float" office:value="2" calcext:value-type="float">
            <text:p>2</text:p>
          </table:table-cell>
          <table:table-cell table:style-name="ACE-7" table:formula="of:=[.O24]" office:value-type="float" office:value="2" calcext:value-type="float">
            <text:p>2</text:p>
          </table:table-cell>
          <table:table-cell table:style-name="ACE-7" table:formula="of:=[.P24]" office:value-type="float" office:value="2" calcext:value-type="float">
            <text:p>2</text:p>
          </table:table-cell>
          <table:table-cell table:style-name="ACE-7" table:formula="of:=[.Q24]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1" calcext:value-type="float">
            <text:p>11</text:p>
          </table:table-cell>
          <table:table-cell table:style-name="ACE-7" table:formula="of:=[.F65]" office:value-type="float" office:value="12" calcext:value-type="float">
            <text:p>12</text:p>
          </table:table-cell>
          <table:table-cell table:style-name="ACE-7" table:formula="of:=[.G65]" office:value-type="float" office:value="14" calcext:value-type="float">
            <text:p>14</text:p>
          </table:table-cell>
          <table:table-cell table:style-name="ACE-7" table:formula="of:=[.H65]" office:value-type="float" office:value="15" calcext:value-type="float">
            <text:p>15</text:p>
          </table:table-cell>
          <table:table-cell table:style-name="ACE-7" table:formula="of:=[.I65]" office:value-type="float" office:value="12" calcext:value-type="float">
            <text:p>12</text:p>
          </table:table-cell>
          <table:table-cell table:style-name="ACE-7" table:formula="of:=[.J65]" office:value-type="float" office:value="12" calcext:value-type="float">
            <text:p>12</text:p>
          </table:table-cell>
          <table:table-cell table:style-name="ACE-7" table:formula="of:=[.K65]" office:value-type="float" office:value="11" calcext:value-type="float">
            <text:p>11</text:p>
          </table:table-cell>
          <table:table-cell table:style-name="ACE-7" table:formula="of:=[.L65]" office:value-type="float" office:value="12" calcext:value-type="float">
            <text:p>12</text:p>
          </table:table-cell>
          <table:table-cell table:style-name="ACE-7" table:formula="of:=[.M65]" office:value-type="float" office:value="13" calcext:value-type="float">
            <text:p>13</text:p>
          </table:table-cell>
          <table:table-cell table:style-name="ACE-7" table:formula="of:=[.N65]" office:value-type="float" office:value="11" calcext:value-type="float">
            <text:p>11</text:p>
          </table:table-cell>
          <table:table-cell table:style-name="ACE-7" table:formula="of:=[.O65]" office:value-type="float" office:value="12" calcext:value-type="float">
            <text:p>12</text:p>
          </table:table-cell>
          <table:table-cell table:style-name="ACE-7" table:formula="of:=[.P65]" office:value-type="float" office:value="7" calcext:value-type="float">
            <text:p>7</text:p>
          </table:table-cell>
          <table:table-cell table:style-name="ACE-7" table:formula="of:=[.Q65]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13" calcext:value-type="float">
            <text:p>13</text:p>
          </table:table-cell>
          <table:table-cell table:style-name="ACE-7" table:formula="of:=[.F108]+[.F165]+[.F233]+[.F256]" office:value-type="float" office:value="9" calcext:value-type="float">
            <text:p>9</text:p>
          </table:table-cell>
          <table:table-cell table:style-name="ACE-7" table:formula="of:=[.G108]+[.G165]+[.G233]+[.G256]" office:value-type="float" office:value="13" calcext:value-type="float">
            <text:p>13</text:p>
          </table:table-cell>
          <table:table-cell table:style-name="ACE-7" table:formula="of:=[.H108]+[.H165]+[.H233]+[.H256]" office:value-type="float" office:value="11" calcext:value-type="float">
            <text:p>11</text:p>
          </table:table-cell>
          <table:table-cell table:style-name="ACE-7" table:formula="of:=[.I108]+[.I165]+[.I233]+[.I256]" office:value-type="float" office:value="8" calcext:value-type="float">
            <text:p>8</text:p>
          </table:table-cell>
          <table:table-cell table:style-name="ACE-7" table:formula="of:=[.J108]+[.J165]+[.J233]+[.J256]" office:value-type="float" office:value="12" calcext:value-type="float">
            <text:p>12</text:p>
          </table:table-cell>
          <table:table-cell table:style-name="ACE-7" table:formula="of:=[.K108]+[.K165]+[.K233]+[.K256]" office:value-type="float" office:value="8" calcext:value-type="float">
            <text:p>8</text:p>
          </table:table-cell>
          <table:table-cell table:style-name="ACE-7" table:formula="of:=[.L108]+[.L165]+[.L233]+[.L256]" office:value-type="float" office:value="9" calcext:value-type="float">
            <text:p>9</text:p>
          </table:table-cell>
          <table:table-cell table:style-name="ACE-7" table:formula="of:=[.M108]+[.M165]+[.M233]+[.M256]" office:value-type="float" office:value="7" calcext:value-type="float">
            <text:p>7</text:p>
          </table:table-cell>
          <table:table-cell table:style-name="ACE-7" table:formula="of:=[.N108]+[.N165]+[.N233]+[.N256]" office:value-type="float" office:value="6" calcext:value-type="float">
            <text:p>6</text:p>
          </table:table-cell>
          <table:table-cell table:style-name="ACE-7" table:formula="of:=[.O108]+[.O165]+[.O233]+[.O256]" office:value-type="float" office:value="9" calcext:value-type="float">
            <text:p>9</text:p>
          </table:table-cell>
          <table:table-cell table:style-name="ACE-7" table:formula="of:=[.P108]+[.P165]+[.P233]+[.P256]" office:value-type="float" office:value="4" calcext:value-type="float">
            <text:p>4</text:p>
          </table:table-cell>
          <table:table-cell table:style-name="ACE-7" table:formula="of:=[.Q108]+[.Q165]+[.Q233]+[.Q256]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2040]" office:value-type="float" office:value="76" calcext:value-type="float">
            <text:p>76</text:p>
          </table:table-cell>
          <table:table-cell table:style-name="ACE-7" table:formula="of:=[.F2040]" office:value-type="float" office:value="66" calcext:value-type="float">
            <text:p>66</text:p>
          </table:table-cell>
          <table:table-cell table:style-name="ACE-7" table:formula="of:=[.G2040]" office:value-type="float" office:value="67" calcext:value-type="float">
            <text:p>67</text:p>
          </table:table-cell>
          <table:table-cell table:style-name="ACE-7" table:formula="of:=[.H2040]" office:value-type="float" office:value="114" calcext:value-type="float">
            <text:p>114</text:p>
          </table:table-cell>
          <table:table-cell table:style-name="ACE-7" table:formula="of:=[.I2040]" office:value-type="float" office:value="65" calcext:value-type="float">
            <text:p>65</text:p>
          </table:table-cell>
          <table:table-cell table:style-name="ACE-7" table:formula="of:=[.J2040]" office:value-type="float" office:value="75" calcext:value-type="float">
            <text:p>75</text:p>
          </table:table-cell>
          <table:table-cell table:style-name="ACE-7" table:formula="of:=[.K2040]" office:value-type="float" office:value="72" calcext:value-type="float">
            <text:p>72</text:p>
          </table:table-cell>
          <table:table-cell table:style-name="ACE-7" table:formula="of:=[.L2040]" office:value-type="float" office:value="83" calcext:value-type="float">
            <text:p>83</text:p>
          </table:table-cell>
          <table:table-cell table:style-name="ACE-7" table:formula="of:=[.M2040]" office:value-type="float" office:value="67" calcext:value-type="float">
            <text:p>67</text:p>
          </table:table-cell>
          <table:table-cell table:style-name="ACE-7" table:formula="of:=[.N2040]" office:value-type="float" office:value="84" calcext:value-type="float">
            <text:p>84</text:p>
          </table:table-cell>
          <table:table-cell table:style-name="ACE-7" table:formula="of:=[.O2040]" office:value-type="float" office:value="89" calcext:value-type="float">
            <text:p>89</text:p>
          </table:table-cell>
          <table:table-cell table:style-name="ACE-7" table:formula="of:=[.P2040]" office:value-type="float" office:value="68" calcext:value-type="float">
            <text:p>68</text:p>
          </table:table-cell>
          <table:table-cell table:style-name="ACE-7" table:formula="of:=[.Q2040]" office:value-type="float" office:value="76" calcext:value-type="float">
            <text:p>7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103" calcext:value-type="float">
            <text:p>103</text:p>
          </table:table-cell>
          <table:table-cell table:style-name="ACE-7" table:formula="of:=SUM([.F4:.F7])" office:value-type="float" office:value="90" calcext:value-type="float">
            <text:p>90</text:p>
          </table:table-cell>
          <table:table-cell table:style-name="ACE-7" table:formula="of:=SUM([.G4:.G7])" office:value-type="float" office:value="97" calcext:value-type="float">
            <text:p>97</text:p>
          </table:table-cell>
          <table:table-cell table:style-name="ACE-7" table:formula="of:=SUM([.H4:.H7])" office:value-type="float" office:value="145" calcext:value-type="float">
            <text:p>145</text:p>
          </table:table-cell>
          <table:table-cell table:style-name="ACE-7" table:formula="of:=SUM([.I4:.I7])" office:value-type="float" office:value="89" calcext:value-type="float">
            <text:p>89</text:p>
          </table:table-cell>
          <table:table-cell table:style-name="ACE-7" table:formula="of:=SUM([.J4:.J7])" office:value-type="float" office:value="103" calcext:value-type="float">
            <text:p>103</text:p>
          </table:table-cell>
          <table:table-cell table:style-name="ACE-7" table:formula="of:=SUM([.K4:.K7])" office:value-type="float" office:value="95" calcext:value-type="float">
            <text:p>95</text:p>
          </table:table-cell>
          <table:table-cell table:style-name="ACE-7" table:formula="of:=SUM([.L4:.L7])" office:value-type="float" office:value="108" calcext:value-type="float">
            <text:p>108</text:p>
          </table:table-cell>
          <table:table-cell table:style-name="ACE-7" table:formula="of:=SUM([.M4:.M7])" office:value-type="float" office:value="92" calcext:value-type="float">
            <text:p>92</text:p>
          </table:table-cell>
          <table:table-cell table:style-name="ACE-7" table:formula="of:=SUM([.N4:.N7])" office:value-type="float" office:value="103" calcext:value-type="float">
            <text:p>103</text:p>
          </table:table-cell>
          <table:table-cell table:style-name="ACE-7" table:formula="of:=SUM([.O4:.O7])" office:value-type="float" office:value="112" calcext:value-type="float">
            <text:p>112</text:p>
          </table:table-cell>
          <table:table-cell table:style-name="ACE-7" table:formula="of:=SUM([.P4:.P7])" office:value-type="float" office:value="81" calcext:value-type="float">
            <text:p>81</text:p>
          </table:table-cell>
          <table:table-cell table:style-name="ACE-7" table:formula="of:=SUM([.Q4:.Q7])"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table:style-name="ACE-4" table:number-columns-repeated="3"/>
          <table:table-cell table:style-name="ACE-23" table:number-columns-repeated="8"/>
          <table:table-cell table:number-columns-repeated="1013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 table:number-columns-repeated="4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3" calcext:value-type="float">
            <text:p>3</text:p>
          </table:table-cell>
          <table:table-cell table:style-name="ce4" table:formula="of:=SUM([.F12:.F23])" office:value-type="float" office:value="3" calcext:value-type="float">
            <text:p>3</text:p>
          </table:table-cell>
          <table:table-cell table:style-name="ce4" table:formula="of:=SUM([.G12:.G23])" office:value-type="float" office:value="3" calcext:value-type="float">
            <text:p>3</text:p>
          </table:table-cell>
          <table:table-cell table:style-name="ce4" table:formula="of:=SUM([.H12:.H23])" office:value-type="float" office:value="5" calcext:value-type="float">
            <text:p>5</text:p>
          </table:table-cell>
          <table:table-cell table:style-name="ce4" table:formula="of:=SUM([.I12:.I23])" office:value-type="float" office:value="4" calcext:value-type="float">
            <text:p>4</text:p>
          </table:table-cell>
          <table:table-cell table:style-name="ce4" table:formula="of:=SUM([.J12:.J23])" office:value-type="float" office:value="4" calcext:value-type="float">
            <text:p>4</text:p>
          </table:table-cell>
          <table:table-cell table:style-name="ce4" table:formula="of:=SUM([.K12:.K23])" office:value-type="float" office:value="4" calcext:value-type="float">
            <text:p>4</text:p>
          </table:table-cell>
          <table:table-cell table:style-name="ce4" table:formula="of:=SUM([.L12:.L23])" office:value-type="float" office:value="4" calcext:value-type="float">
            <text:p>4</text:p>
          </table:table-cell>
          <table:table-cell table:style-name="ACE-3" table:formula="of:=SUM([.M12:.M23])" office:value-type="float" office:value="5" calcext:value-type="float">
            <text:p>5</text:p>
          </table:table-cell>
          <table:table-cell table:style-name="ACE-3" table:formula="of:=SUM([.N12:.N23])" office:value-type="float" office:value="2" calcext:value-type="float">
            <text:p>2</text:p>
          </table:table-cell>
          <table:table-cell table:style-name="ACE-3" table:formula="of:=SUM([.O12:.O23])" office:value-type="float" office:value="2" calcext:value-type="float">
            <text:p>2</text:p>
          </table:table-cell>
          <table:table-cell table:style-name="ACE-3" table:formula="of:=SUM([.P12:.P23])" office:value-type="float" office:value="2" calcext:value-type="float">
            <text:p>2</text:p>
          </table:table-cell>
          <table:table-cell table:style-name="ACE-3" table:formula="of:=SUM([.Q12:.Q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레드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3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4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혜향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새싹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케르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4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11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9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1" calcext:value-type="float">
            <text:p>11</text:p>
          </table:table-cell>
          <table:table-cell table:style-name="ce4" table:formula="of:=SUM([.F28:.F64])" office:value-type="float" office:value="12" calcext:value-type="float">
            <text:p>12</text:p>
          </table:table-cell>
          <table:table-cell table:style-name="ce4" table:formula="of:=SUM([.G28:.G64])" office:value-type="float" office:value="14" calcext:value-type="float">
            <text:p>14</text:p>
          </table:table-cell>
          <table:table-cell table:style-name="ce4" table:formula="of:=SUM([.H28:.H64])" office:value-type="float" office:value="15" calcext:value-type="float">
            <text:p>15</text:p>
          </table:table-cell>
          <table:table-cell table:style-name="ce4" table:formula="of:=SUM([.I28:.I64])" office:value-type="float" office:value="12" calcext:value-type="float">
            <text:p>12</text:p>
          </table:table-cell>
          <table:table-cell table:style-name="ce4" table:formula="of:=SUM([.J28:.J64])" office:value-type="float" office:value="12" calcext:value-type="float">
            <text:p>12</text:p>
          </table:table-cell>
          <table:table-cell table:style-name="ce4" table:formula="of:=SUM([.K28:.K64])" office:value-type="float" office:value="11" calcext:value-type="float">
            <text:p>11</text:p>
          </table:table-cell>
          <table:table-cell table:style-name="ce4" table:formula="of:=SUM([.L28:.L64])" office:value-type="float" office:value="12" calcext:value-type="float">
            <text:p>12</text:p>
          </table:table-cell>
          <table:table-cell table:style-name="ACE-3" table:formula="of:=SUM([.M28:.M64])" office:value-type="float" office:value="13" calcext:value-type="float">
            <text:p>13</text:p>
          </table:table-cell>
          <table:table-cell table:style-name="ACE-3" table:formula="of:=SUM([.N28:.N64])" office:value-type="float" office:value="11" calcext:value-type="float">
            <text:p>11</text:p>
          </table:table-cell>
          <table:table-cell table:style-name="ACE-3" table:formula="of:=SUM([.O28:.O64])" office:value-type="float" office:value="12" calcext:value-type="float">
            <text:p>12</text:p>
          </table:table-cell>
          <table:table-cell table:style-name="ACE-3" table:formula="of:=SUM([.P28:.P64])" office:value-type="float" office:value="7" calcext:value-type="float">
            <text:p>7</text:p>
          </table:table-cell>
          <table:table-cell table:style-name="ACE-3" table:formula="of:=SUM([.Q28:.Q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style-name="ACE-32"/>
          <table:table-cell table:style-name="ACE-26" table:number-columns-repeated="964"/>
          <table:table-cell table:number-columns-repeated="4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몰리(매너)</text:p>
          </table:table-cell>
          <table:table-cell table:style-name="ACE-6" office:value-type="string" calcext:value-type="string">
            <text:p>부천웨버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4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뽀스(TOP)</text:p>
          </table:table-cell>
          <table:table-cell table:style-name="ACE-6" office:value-type="string" calcext:value-type="string">
            <text:p>분살포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루핀(TOP)</text:p>
          </table:table-cell>
          <table:table-cell table:style-name="ACE-6"/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8" calcext:value-type="float">
            <text:p>8</text:p>
          </table:table-cell>
          <table:table-cell table:style-name="ce4" table:formula="of:=SUM([.F69:.F107])" office:value-type="float" office:value="7" calcext:value-type="float">
            <text:p>7</text:p>
          </table:table-cell>
          <table:table-cell table:style-name="ce4" table:formula="of:=SUM([.G69:.G107])" office:value-type="float" office:value="6" calcext:value-type="float">
            <text:p>6</text:p>
          </table:table-cell>
          <table:table-cell table:style-name="ce4" table:formula="of:=SUM([.H69:.H107])" office:value-type="float" office:value="6" calcext:value-type="float">
            <text:p>6</text:p>
          </table:table-cell>
          <table:table-cell table:style-name="ce4" table:formula="of:=SUM([.I69:.I107])" office:value-type="float" office:value="5" calcext:value-type="float">
            <text:p>5</text:p>
          </table:table-cell>
          <table:table-cell table:style-name="ce4" table:formula="of:=SUM([.J69:.J107])" office:value-type="float" office:value="7" calcext:value-type="float">
            <text:p>7</text:p>
          </table:table-cell>
          <table:table-cell table:style-name="ce4" table:formula="of:=SUM([.K69:.K107])" office:value-type="float" office:value="4" calcext:value-type="float">
            <text:p>4</text:p>
          </table:table-cell>
          <table:table-cell table:style-name="ce4" table:formula="of:=SUM([.L69:.L107])" office:value-type="float" office:value="7" calcext:value-type="float">
            <text:p>7</text:p>
          </table:table-cell>
          <table:table-cell table:style-name="ACE-3" table:formula="of:=SUM([.M69:.M107])" office:value-type="float" office:value="4" calcext:value-type="float">
            <text:p>4</text:p>
          </table:table-cell>
          <table:table-cell table:style-name="ACE-3" table:formula="of:=SUM([.N69:.N107])" office:value-type="float" office:value="5" calcext:value-type="float">
            <text:p>5</text:p>
          </table:table-cell>
          <table:table-cell table:style-name="ACE-3" table:formula="of:=SUM([.O69:.O107])" office:value-type="float" office:value="5" calcext:value-type="float">
            <text:p>5</text:p>
          </table:table-cell>
          <table:table-cell table:style-name="ACE-3" table:formula="of:=SUM([.P69:.P107])" office:value-type="float" office:value="3" calcext:value-type="float">
            <text:p>3</text:p>
          </table:table-cell>
          <table:table-cell table:style-name="ACE-3" table:formula="of:=SUM([.Q69:.Q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제프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 office:value-type="string" calcext:value-type="string">
            <text:p>오회말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7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4" calcext:value-type="float">
            <text:p>4</text:p>
          </table:table-cell>
          <table:table-cell table:style-name="ce4" table:formula="of:=SUM([.F112:.F164])" office:value-type="float" office:value="2" calcext:value-type="float">
            <text:p>2</text:p>
          </table:table-cell>
          <table:table-cell table:style-name="ce4" table:formula="of:=SUM([.G112:.G164])" office:value-type="float" office:value="5" calcext:value-type="float">
            <text:p>5</text:p>
          </table:table-cell>
          <table:table-cell table:style-name="ce4" table:formula="of:=SUM([.H112:.H164])" office:value-type="float" office:value="2" calcext:value-type="float">
            <text:p>2</text:p>
          </table:table-cell>
          <table:table-cell table:style-name="ce4" table:formula="of:=SUM([.I112:.I164])" office:value-type="float" office:value="2" calcext:value-type="float">
            <text:p>2</text:p>
          </table:table-cell>
          <table:table-cell table:style-name="ce4" table:formula="of:=SUM([.J112:.J164])" office:value-type="float" office:value="4" calcext:value-type="float">
            <text:p>4</text:p>
          </table:table-cell>
          <table:table-cell table:style-name="ce4" table:formula="of:=SUM([.K112:.K164])" office:value-type="float" office:value="2" calcext:value-type="float">
            <text:p>2</text:p>
          </table:table-cell>
          <table:table-cell table:style-name="ce4" table:formula="of:=SUM([.L112:.L164])" office:value-type="float" office:value="2" calcext:value-type="float">
            <text:p>2</text:p>
          </table:table-cell>
          <table:table-cell table:style-name="ACE-3" table:formula="of:=SUM([.M112:.M164])" office:value-type="float" office:value="2" calcext:value-type="float">
            <text:p>2</text:p>
          </table:table-cell>
          <table:table-cell table:style-name="ACE-3" table:formula="of:=SUM([.N112:.N164])" office:value-type="float" office:value="1" calcext:value-type="float">
            <text:p>1</text:p>
          </table:table-cell>
          <table:table-cell table:style-name="ACE-3" table:formula="of:=SUM([.O112:.O164])" office:value-type="float" office:value="2" calcext:value-type="float">
            <text:p>2</text:p>
          </table:table-cell>
          <table:table-cell table:style-name="ACE-3" table:formula="of:=SUM([.P112:.P164])" office:value-type="float" office:value="1" calcext:value-type="float">
            <text:p>1</text:p>
          </table:table-cell>
          <table:table-cell table:style-name="ACE-3" table:formula="of:=SUM([.Q112:.Q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7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 office:value-type="string" calcext:value-type="string">
            <text:p>행복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7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1" calcext:value-type="float">
            <text:p>1</text:p>
          </table:table-cell>
          <table:table-cell table:style-name="ce4" table:formula="of:=SUM([.F169:.F232])" office:value-type="float" office:value="0" calcext:value-type="float">
            <text:p>0</text:p>
          </table:table-cell>
          <table:table-cell table:style-name="ce4" table:formula="of:=SUM([.G169:.G232])" office:value-type="float" office:value="1" calcext:value-type="float">
            <text:p>1</text:p>
          </table:table-cell>
          <table:table-cell table:style-name="ce4" table:formula="of:=SUM([.H169:.H232])" office:value-type="float" office:value="0" calcext:value-type="float">
            <text:p>0</text:p>
          </table:table-cell>
          <table:table-cell table:style-name="ce4" table:formula="of:=SUM([.I169:.I232])" office:value-type="float" office:value="0" calcext:value-type="float">
            <text:p>0</text:p>
          </table:table-cell>
          <table:table-cell table:style-name="ce4" table:formula="of:=SUM([.J169:.J232])" office:value-type="float" office:value="1" calcext:value-type="float">
            <text:p>1</text:p>
          </table:table-cell>
          <table:table-cell table:style-name="ce4" table:formula="of:=SUM([.K169:.K232])" office:value-type="float" office:value="2" calcext:value-type="float">
            <text:p>2</text:p>
          </table:table-cell>
          <table:table-cell table:style-name="ce4" table:formula="of:=SUM([.L169:.L232])" office:value-type="float" office:value="0" calcext:value-type="float">
            <text:p>0</text:p>
          </table:table-cell>
          <table:table-cell table:style-name="ACE-3" table:formula="of:=SUM([.M169:.M232])" office:value-type="float" office:value="0" calcext:value-type="float">
            <text:p>0</text:p>
          </table:table-cell>
          <table:table-cell table:style-name="ACE-3" table:formula="of:=SUM([.N169:.N232])" office:value-type="float" office:value="0" calcext:value-type="float">
            <text:p>0</text:p>
          </table:table-cell>
          <table:table-cell table:style-name="ACE-3" table:formula="of:=SUM([.O169:.O232])" office:value-type="float" office:value="2" calcext:value-type="float">
            <text:p>2</text:p>
          </table:table-cell>
          <table:table-cell table:style-name="ACE-3" table:formula="of:=SUM([.P169:.P232])" office:value-type="float" office:value="0" calcext:value-type="float">
            <text:p>0</text:p>
          </table:table-cell>
          <table:table-cell table:style-name="ACE-3" table:formula="of:=SUM([.Q169:.Q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욜로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한준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새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0" calcext:value-type="float">
            <text:p>0</text:p>
          </table:table-cell>
          <table:table-cell table:style-name="ce4" table:formula="of:=SUM([.F237:.F255])" office:value-type="float" office:value="0" calcext:value-type="float">
            <text:p>0</text:p>
          </table:table-cell>
          <table:table-cell table:style-name="ce4" table:formula="of:=SUM([.G237:.G255])" office:value-type="float" office:value="1" calcext:value-type="float">
            <text:p>1</text:p>
          </table:table-cell>
          <table:table-cell table:style-name="ce4" table:formula="of:=SUM([.H237:.H255])" office:value-type="float" office:value="3" calcext:value-type="float">
            <text:p>3</text:p>
          </table:table-cell>
          <table:table-cell table:style-name="ce4" table:formula="of:=SUM([.I237:.I255])" office:value-type="float" office:value="1" calcext:value-type="float">
            <text:p>1</text:p>
          </table:table-cell>
          <table:table-cell table:style-name="ce4" table:formula="of:=SUM([.J237:.J255])" office:value-type="float" office:value="0" calcext:value-type="float">
            <text:p>0</text:p>
          </table:table-cell>
          <table:table-cell table:style-name="ce4" table:formula="of:=SUM([.K237:.K255])" office:value-type="float" office:value="0" calcext:value-type="float">
            <text:p>0</text:p>
          </table:table-cell>
          <table:table-cell table:style-name="ce4" table:formula="of:=SUM([.L237:.L255])" office:value-type="float" office:value="0" calcext:value-type="float">
            <text:p>0</text:p>
          </table:table-cell>
          <table:table-cell table:style-name="ACE-3" table:formula="of:=SUM([.M237:.M255])" office:value-type="float" office:value="1" calcext:value-type="float">
            <text:p>1</text:p>
          </table:table-cell>
          <table:table-cell table:style-name="ACE-3" table:formula="of:=SUM([.N237:.N255])" office:value-type="float" office:value="0" calcext:value-type="float">
            <text:p>0</text:p>
          </table:table-cell>
          <table:table-cell table:style-name="ACE-3" table:formula="of:=SUM([.O237:.O255])" office:value-type="float" office:value="0" calcext:value-type="float">
            <text:p>0</text:p>
          </table:table-cell>
          <table:table-cell table:style-name="ACE-3" table:formula="of:=SUM([.P237:.P255])" office:value-type="float" office:value="0" calcext:value-type="float">
            <text:p>0</text:p>
          </table:table-cell>
          <table:table-cell table:style-name="ACE-3" table:formula="of:=SUM([.Q237:.Q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3"/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W262:.AW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W263:.AW2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W264:.AW2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W266:.AW2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W267:.AW26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W268:.AW2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W269:.AW2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W270:.AW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W275:.AW2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W276:.AW2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W279:.AW27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W280:.AW2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W283:.AW2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W284:.AW28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W285:.AW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W288:.AW2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W289:.AW2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W290:.AW2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W291:.AW2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W295:.AW2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W296:.AW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W297:.AW29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W298:.AW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W303:.AW30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W304:.AW30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W306:.AW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W307:.AW3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W308:.AW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W312:.AW31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W316:.AW3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W317:.AW3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W320:.AW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W321:.AW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W323:.AW3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W325:.AW32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W326:.AW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W327:.AW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W329:.AW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W331:.AW3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W332:.AW33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W335:.AW33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W338:.AW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W341:.AW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W344:.AW3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W346:.AW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W352:.AW3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W354:.AW35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W355:.AW35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W356:.AW35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W358:.AW3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W359:.AW35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W363:.AW3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W364:.AW3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W365:.AW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W370:.AW37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W372:.AW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W373:.AW3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W374:.AW37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W375:.AW3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W377:.AW3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W378:.AW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W379:.AW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W380:.AW3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W381:.AW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W383:.AW3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W385:.AW3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W386:.AW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W388:.AW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W389:.AW3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W390:.AW3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W391:.AW3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W392:.AW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W393:.AW3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W394:.AW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W398:.AW3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W400:.AW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W403:.AW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W405:.AW40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W406:.AW4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W408:.AW4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W409:.AW4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W410:.AW41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W413:.AW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W416:.AW4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W418:.AW4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W421:.AW4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W424:.AW4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W426:.AW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W428:.AW4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W429:.AW4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W433:.AW43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W436:.AW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W440:.AW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R442:.U4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R444:.U4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R445:.U4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R448:.U44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R451:.U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R452:.U4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R454:.U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R455:.U45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R460:.U46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R461:.U4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R462:.U4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W466:.AW4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W468:.AW4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W472:.AW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W474:.AW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W477:.AW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W478:.AW47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W479:.AW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W480:.AW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W483:.AW4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W484:.AW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W485:.AW4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W486:.AW48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W489:.AW4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W490:.AW4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W491:.AW4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W496:.AW4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W502:.AW50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W504:.AW50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W509:.AW5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W510:.AW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W513:.AW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W514:.AW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W516:.AW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W517:.AW5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W520:.AW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W523:.AW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W524:.AW5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W525:.AW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W528:.AW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W529:.AW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V531:.AV5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V533:.AV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V534:.AV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V536:.AV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V537:.AV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V538:.AV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V539:.AV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V540:.AV54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V541:.AV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V542:.AV5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V544:.AV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V546:.AV5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V547:.AV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V548:.AV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V550:.AV5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V551:.AV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V555:.AV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V557:.AV55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V558:.AV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V561:.AV5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V562:.AV5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V564:.AV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V567:.AV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V568:.AV5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V569:.AV5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V571:.AV57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V574:.AV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V575:.AV5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V578:.AV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V581:.AV5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V583:.AV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V585:.AV5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V587:.AV58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V588:.AV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V589:.AV5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V590:.AV5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V591:.AV5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V592:.AV59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V593:.AV5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V595:.AV5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V596:.AV5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V600:.AV6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V603:.AV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V604:.AV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V606:.AV6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V608:.AV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V609:.AV6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V610:.AV61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V613:.AV61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V614:.AV61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V615:.AV61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V616:.AV6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V617:.AV6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V618:.AV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V620:.AV62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V621:.AV6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V622:.AV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V623:.AV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V627:.AV6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V629:.AV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V634:.AV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V636:.AV63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V637:.AV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V640:.AV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V641:.AV64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V645:.AV6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V646:.AV6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V647:.AV6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V648:.AV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V650:.AV6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V651:.AV65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X653:.AX65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X655:.AX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X660:.AX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X661:.AX6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X662:.AX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X665:.AX66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X668:.AX6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X669:.AX6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X670:.AX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X673:.AX6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X674:.AX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X675:.AX6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X678:.AX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X680:.AX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X681:.AX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X682:.AX6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X683:.AX6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X686:.AX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X688:.AX6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X689:.AX6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X690:.AX6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X692:.AX69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X696:.AX6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X698:.AX6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X699:.AX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X700:.AX7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X707:.AX7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X708:.AX7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X709:.AX7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X712:.AX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X714:.AX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X719:.AX71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X720:.AX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X721:.AX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X722:.AX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X723:.AX7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X724:.AX7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X726:.AX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X727:.AX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X728:.AX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X730:.AX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X731:.AX7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X734:.AX73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X742:.AX7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X746:.AX7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X749:.AX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X750:.AX7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X753:.AX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X756:.AX75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X758:.AX7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X760:.AX76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X763:.AX7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X764:.AX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X769:.AX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X772:.AX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X775:.AX7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X776:.AX7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X777:.AX7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X779:.AX77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X780:.AX7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X781:.AX7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X782:.AX7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X783:.AX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X785:.AX7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E795:.BE7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E796:.BE7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E798:.BE7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E800:.BE8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E801:.BE80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E808:.BE8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E812:.BE81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E813:.BE81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E814:.BE81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E817:.BE8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E818:.BE8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E820:.BE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E824:.BE8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E828:.BE8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E829:.BE8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E830:.BE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E832:.BE83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E835:.BE83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E840:.BE84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E841:.BE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E846:.BE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E847:.BE8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E851:.BE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E858:.BE8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E862:.BE8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E863:.BE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E865:.BE86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E866:.BE8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E870:.BE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E871:.BE87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E875:.BE8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E876:.BE8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E878:.BE87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E881:.BE8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E882:.BE8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E883:.BE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E884:.BE88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E885:.BE8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E887:.BE88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E889:.BE8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E890:.BE8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E891:.BE8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E897:.BE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E906:.BE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E907:.BE9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E908:.BE9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E912:.BE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E914:.BE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E918:.BE9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E922:.BE92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E924:.BE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E926:.BE92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E927:.BE9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E928:.BE9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E935:.BE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E936:.BE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E939:.BE93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E941:.BE94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E944:.BE9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E945:.BE9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E946:.BE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E947:.BE9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E950:.BE9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E952:.BE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E953:.BE95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E954:.BE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E955:.BE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R957:.AK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R960:.AK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R961:.AK9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R962:.AK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R963:.AK9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R964:.AK9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R966:.AK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R968:.AK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R969:.AK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R972:.AK97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R973:.AK9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R974:.AK97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R975:.AK9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R977:.AK9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R979:.AK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R980:.AK9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R981:.AK9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R985:.AK9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R987:.AK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R988:.AK9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R989:.AK9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R991:.AK9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R992:.AK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R993:.AK9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R994:.AK99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R996:.AK9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R1001:.AK100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R1002:.AK100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R1003:.AK100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R1006:.AK10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R1011:.AK101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R1017:.AK10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R1018:.AK10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R1019:.AK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R1020:.AK102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R1021:.AK10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R1022:.AK102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R1023:.AK10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R1024:.AK10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R1026:.AK102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R1027:.AK10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R1028:.AK10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R1029:.AK10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R1033:.AK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R1037:.AK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R1041:.AK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R1043:.AK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R1047:.AK10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R1048:.AK104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R1049:.AK104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R1052:.AK10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R1053:.AK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R1054:.AK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5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ce26" table:formula="of:=[.M3]" office:value-type="date" office:date-value="2019-02-01" calcext:value-type="date">
            <text:p>2/1</text:p>
          </table:table-cell>
          <table:table-cell table:style-name="ce26" table:formula="of:=[.N3]" office:value-type="date" office:date-value="2019-01-25" calcext:value-type="date">
            <text:p>1/25</text:p>
          </table:table-cell>
          <table:table-cell table:style-name="ce26" table:formula="of:=[.O3]" office:value-type="date" office:date-value="2019-01-18" calcext:value-type="date">
            <text:p>1/18</text:p>
          </table:table-cell>
          <table:table-cell table:style-name="ce26" table:formula="of:=[.P3]" office:value-type="date" office:date-value="2019-01-11" calcext:value-type="date">
            <text:p>1/11</text:p>
          </table:table-cell>
          <table:table-cell table:style-name="ce26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슈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구지원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라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꼬셔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영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11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빗2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도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딸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니2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러브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랜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르블랭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문반장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소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박지희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버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봄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용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샐리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3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어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이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물쭈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성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이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에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11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박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쩡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우보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쿨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토마토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리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렌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제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헨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헨리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순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희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2039])" office:value-type="float" office:value="76" calcext:value-type="float">
            <text:p>76</text:p>
          </table:table-cell>
          <table:table-cell table:style-name="ACE-3" table:formula="of:=SUM([.F1059:.F2039])" office:value-type="float" office:value="66" calcext:value-type="float">
            <text:p>66</text:p>
          </table:table-cell>
          <table:table-cell table:style-name="ACE-3" table:formula="of:=SUM([.G1059:.G2039])" office:value-type="float" office:value="67" calcext:value-type="float">
            <text:p>67</text:p>
          </table:table-cell>
          <table:table-cell table:style-name="ACE-3" table:formula="of:=SUM([.H1059:.H2039])" office:value-type="float" office:value="114" calcext:value-type="float">
            <text:p>114</text:p>
          </table:table-cell>
          <table:table-cell table:style-name="ACE-3" table:formula="of:=SUM([.I1059:.I2039])" office:value-type="float" office:value="65" calcext:value-type="float">
            <text:p>65</text:p>
          </table:table-cell>
          <table:table-cell table:style-name="ACE-3" table:formula="of:=SUM([.J1059:.J2039])" office:value-type="float" office:value="75" calcext:value-type="float">
            <text:p>75</text:p>
          </table:table-cell>
          <table:table-cell table:style-name="ACE-3" table:formula="of:=SUM([.K1059:.K2039])" office:value-type="float" office:value="72" calcext:value-type="float">
            <text:p>72</text:p>
          </table:table-cell>
          <table:table-cell table:style-name="ACE-3" table:formula="of:=SUM([.L1059:.L2039])" office:value-type="float" office:value="83" calcext:value-type="float">
            <text:p>83</text:p>
          </table:table-cell>
          <table:table-cell table:style-name="ACE-3" table:formula="of:=SUM([.M1059:.M2039])" office:value-type="float" office:value="67" calcext:value-type="float">
            <text:p>67</text:p>
          </table:table-cell>
          <table:table-cell table:style-name="ACE-3" table:formula="of:=SUM([.N1059:.N2039])" office:value-type="float" office:value="84" calcext:value-type="float">
            <text:p>84</text:p>
          </table:table-cell>
          <table:table-cell table:style-name="ACE-3" table:formula="of:=SUM([.O1059:.O2039])" office:value-type="float" office:value="89" calcext:value-type="float">
            <text:p>89</text:p>
          </table:table-cell>
          <table:table-cell table:style-name="ACE-3" table:formula="of:=SUM([.P1059:.P2039])" office:value-type="float" office:value="68" calcext:value-type="float">
            <text:p>68</text:p>
          </table:table-cell>
          <table:table-cell table:style-name="ACE-3" table:formula="of:=SUM([.Q1059:.Q2039])" office:value-type="float" office:value="76" calcext:value-type="float">
            <text:p>76</text:p>
          </table:table-cell>
          <table:table-cell table:number-columns-repeated="1007"/>
        </table:table-row>
        <table:table-row table:style-name="ro2" table:number-rows-repeated="1046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V$1054"/>
        </table:named-expressions>
        <calcext:conditional-formats>
          <calcext:conditional-format calcext:target-range-address="'2019'.D1058:'2019'.D1058 '2019'.O1059:'2019'.Q2039 '2019'.D259:'2019'.Q1054 '2019'.D1058:'2019'.D1058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72정모" table:style-name="ta2" table:print-ranges="672정모.A1:672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레드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나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혜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몰리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아레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루핀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제프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오회말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가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구지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그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노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니콜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니하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데레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데이빗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데이빗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도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도도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라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라니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라이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익</text:p>
          </table:table-cell>
          <table:table-cell table:style-name="ACE-7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로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루나할로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루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루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리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리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문반장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미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버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버버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베이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빅초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사랑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사마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사이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쉬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스미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스테이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스텔라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스티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시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쏘울피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앨리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에밀리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에이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엘리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우물쭈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유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유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자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전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제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제인</text:p>
          </table:table-cell>
          <table:table-cell table:style-name="ACE-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제인에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제이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제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젤라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조각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조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주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줄리엣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차알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천강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청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카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켄드릭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테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토마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파이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파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피렌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피제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필통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해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행복이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 office:value-type="string" calcext:value-type="string">
            <text:p>헨리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2정모.$A$1" table:cell-range-address="$672정모.A1:.C167"/>
          <table:named-expression table:name="Sheet_Title" table:base-cell-address="$672정모.$A$1" table:expression="&quot;664정모&quot;"/>
          <table:named-range table:name="_xlnm_Print_Area" table:base-cell-address="$672정모.$A$1" table:cell-range-address="$672정모.$A$1:.$C$167"/>
        </table:named-expressions>
        <calcext:conditional-formats>
          <calcext:conditional-format calcext:target-range-address="672정모.C54:672정모.C167">
            <calcext:condition calcext:apply-style-name="Gnumeric-5" calcext:value="=5" calcext:base-cell-address="672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N$1058:.$Q$2040"/>
      </table:named-expressions>
      <table:database-ranges>
        <table:database-range table:name="__Anonymous_Sheet_DB__0" table:target-range-address="'2019'.A1057:'2019'.Q20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/00/00</text:date>, <text:time style:data-style-name="N2" text:time-value="17:28:17.59091403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20:07:44.337775665</dc:date>
    <meta:print-date>2019-01-30T05:35:14Z</meta:print-date>
    <meta:creation-date>2018-01-02T08:59:47Z</meta:creation-date>
    <meta:editing-cycles>31</meta:editing-cycles>
    <meta:editing-duration>PT4H33M40S</meta:editing-duration>
    <meta:generator>LibreOffice/6.1.5.2$Linux_X86_64 LibreOffice_project/10$Build-2</meta:generator>
    <meta:initial-creator>User</meta:initial-creator>
    <meta:document-statistic meta:table-count="2" meta:cell-count="6218" meta:object-count="0"/>
    <meta:user-defined meta:name="AppVersion">16.0300</meta:user-defined>
  </office:meta>
</office:document-meta>
</file>